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Scor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Scorer.score( HitCollector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Scorer.TermScorer( Weight weight , TermDocs td , Similarity similarity , byte [ ] no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Scorer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rm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mScorer.explain( int 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rmScorer.score( HitCollector c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